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on May meeting with Todd Virtual-memorials</text:p>
      <text:p text:style-name="Standard"/>
      <text:p text:style-name="Standard">Frazier and CFS have merged</text:p>
      <text:list xml:id="list294491785790398914" text:style-name="L1">
        <text:list-item>
          <text:p text:style-name="P1">vacuum...</text:p>
        </text:list-item>
        <text:list-item>
          <text:p text:style-name="P1">florist → monthly </text:p>
        </text:list-item>
        <text:list-item>
          <text:p text:style-name="P1">Frazier – finicky</text:p>
        </text:list-item>
        <text:list-item>
          <text:p text:style-name="P1">economy, services downturning</text:p>
        </text:list-item>
        <text:list-item>
          <text:p text:style-name="P1">5-6 templates built in 6 months can market it</text:p>
        </text:list-item>
        <text:list-item>
          <text:p text:style-name="P1">10/10% </text:p>
        </text:list-item>
        <text:list-item>
          <text:p text:style-name="P1">Free vs. premium model</text:p>
          <text:list>
            <text:list-item>
              <text:p text:style-name="P1">more customization, SEO, more templates</text:p>
            </text:list-item>
            <text:list-item>
              <text:p text:style-name="P1">video streaming – app-based </text:p>
              <text:list>
                <text:list-item>
                  <text:p text:style-name="P1">schedule the link in obit – announce it</text:p>
                </text:list-item>
                <text:list-item>
                  <text:p text:style-name="P1">control panel to schedule the link</text:p>
                </text:list-item>
                <text:list-item>
                  <text:p text:style-name="P1">funeral home schedule it – charge $125 for video done</text:p>
                </text:list-item>
                <text:list-item>
                  <text:p text:style-name="P1"/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4-29T16:17:27.17</meta:creation-date>
    <meta:document-statistic meta:table-count="0" meta:image-count="0" meta:object-count="0" meta:page-count="1" meta:paragraph-count="14" meta:word-count="81" meta:character-count="427"/>
    <dc:date>2021-05-14T12:57:03.58</dc:date>
    <dc:creator>Larry Volz</dc:creator>
    <meta:editing-duration>P14DT20H23M56S</meta:editing-duration>
    <meta:editing-cycles>1</meta:editing-cycles>
    <meta:generator>OpenOffice/4.1.7$Win32 OpenOffice.org_project/417m1$Build-9800</meta:generator>
  </office:meta>
</office:document-meta>
</file>